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avigate (first)</text:p>
          </table:table-cell>
          <table:table-cell/>
          <table:table-cell office:value-type="string" calcext:value-type="string">
            <text:p>avoid (after navigate)</text:p>
          </table:table-cell>
          <table:table-cell table:number-columns-repeated="2"/>
          <table:table-cell office:value-type="string" calcext:value-type="string">
            <text:p>report (after avoid)</text:p>
          </table:table-cell>
          <table:table-cell table:number-columns-repeated="2"/>
          <table:table-cell office:value-type="string" calcext:value-type="string">
            <text:p>mission (first)</text:p>
          </table:table-cell>
          <table:table-cell table:number-columns-repeated="2"/>
          <table:table-cell office:value-type="string" calcext:value-type="string">
            <text:p>control (after mission)</text:p>
          </table:table-cell>
          <table:table-cell table:number-columns-repeated="2"/>
          <table:table-cell office:value-type="string" calcext:value-type="string">
            <text:p>refine (after control)</text:p>
          </table:table-cell>
          <table:table-cell table:number-columns-repeated="2"/>
          <table:table-cell office:value-type="string" calcext:value-type="string">
            <text:p>communicate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15918" calcext:value-type="float">
            <text:p>0.815918</text:p>
          </table:table-cell>
          <table:table-cell/>
          <table:table-cell office:value-type="float" office:value="16.361084" calcext:value-type="float">
            <text:p>16.361084</text:p>
          </table:table-cell>
          <table:table-cell table:number-columns-repeated="5"/>
          <table:table-cell office:value-type="float" office:value="0.006104" calcext:value-type="float">
            <text:p>0.006104</text:p>
          </table:table-cell>
          <table:table-cell table:number-columns-repeated="2"/>
          <table:table-cell office:value-type="float" office:value="4.052979" calcext:value-type="float">
            <text:p>4.052979</text:p>
          </table:table-cell>
          <table:table-cell table:number-columns-repeated="2"/>
          <table:table-cell office:value-type="float" office:value="10.414062" calcext:value-type="float">
            <text:p>10.414062</text:p>
          </table:table-cell>
          <table:table-cell table:number-columns-repeated="2"/>
          <table:table-cell office:value-type="float" office:value="1.335205" calcext:value-type="float">
            <text:p>1.33520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0.645996" calcext:value-type="float">
            <text:p>0.645996</text:p>
          </table:table-cell>
          <table:table-cell/>
          <table:table-cell office:value-type="float" office:value="12.174072" calcext:value-type="float">
            <text:p>12.17407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2.566895" calcext:value-type="float">
            <text:p>2.566895</text:p>
          </table:table-cell>
          <table:table-cell table:number-columns-repeated="2"/>
          <table:table-cell office:value-type="float" office:value="10.424072" calcext:value-type="float">
            <text:p>10.424072</text:p>
          </table:table-cell>
          <table:table-cell table:number-columns-repeated="2"/>
          <table:table-cell office:value-type="float" office:value="1.246826" calcext:value-type="float">
            <text:p>1.24682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0.721191" calcext:value-type="float">
            <text:p>0.721191</text:p>
          </table:table-cell>
          <table:table-cell/>
          <table:table-cell office:value-type="float" office:value="13.13916" calcext:value-type="float">
            <text:p>13.1391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159912" calcext:value-type="float">
            <text:p>0.159912</text:p>
          </table:table-cell>
          <table:table-cell table:number-columns-repeated="2"/>
          <table:table-cell office:value-type="float" office:value="3.173828" calcext:value-type="float">
            <text:p>3.173828</text:p>
          </table:table-cell>
          <table:table-cell table:number-columns-repeated="2"/>
          <table:table-cell office:value-type="float" office:value="10.583984" calcext:value-type="float">
            <text:p>10.583984</text:p>
          </table:table-cell>
          <table:table-cell table:number-columns-repeated="2"/>
          <table:table-cell office:value-type="float" office:value="1.231934" calcext:value-type="float">
            <text:p>1.231934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.427979" calcext:value-type="float">
            <text:p>0.427979</text:p>
          </table:table-cell>
          <table:table-cell/>
          <table:table-cell office:value-type="float" office:value="15.807129" calcext:value-type="float">
            <text:p>15.807129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1.776855" calcext:value-type="float">
            <text:p>1.776855</text:p>
          </table:table-cell>
          <table:table-cell table:number-columns-repeated="2"/>
          <table:table-cell office:value-type="float" office:value="10.434814" calcext:value-type="float">
            <text:p>10.434814</text:p>
          </table:table-cell>
          <table:table-cell table:number-columns-repeated="2"/>
          <table:table-cell office:value-type="float" office:value="1.338135" calcext:value-type="float">
            <text:p>1.33813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0.624023" calcext:value-type="float">
            <text:p>0.624023</text:p>
          </table:table-cell>
          <table:table-cell/>
          <table:table-cell office:value-type="float" office:value="13.855957" calcext:value-type="float">
            <text:p>13.855957</text:p>
          </table:table-cell>
          <table:table-cell table:number-columns-repeated="2"/>
          <table:table-cell office:value-type="float" office:value="0.27002" calcext:value-type="float">
            <text:p>0.2700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569092" calcext:value-type="float">
            <text:p>4.569092</text:p>
          </table:table-cell>
          <table:table-cell table:number-columns-repeated="2"/>
          <table:table-cell office:value-type="float" office:value="10.36499" calcext:value-type="float">
            <text:p>10.36499</text:p>
          </table:table-cell>
          <table:table-cell table:number-columns-repeated="2"/>
          <table:table-cell office:value-type="float" office:value="1.250977" calcext:value-type="float">
            <text:p>1.250977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0.709961" calcext:value-type="float">
            <text:p>0.709961</text:p>
          </table:table-cell>
          <table:table-cell/>
          <table:table-cell office:value-type="float" office:value="9.61792" calcext:value-type="float">
            <text:p>9.61792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177979" calcext:value-type="float">
            <text:p>4.177979</text:p>
          </table:table-cell>
          <table:table-cell table:number-columns-repeated="2"/>
          <table:table-cell office:value-type="float" office:value="10.425049" calcext:value-type="float">
            <text:p>10.425049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0.810059" calcext:value-type="float">
            <text:p>0.810059</text:p>
          </table:table-cell>
          <table:table-cell/>
          <table:table-cell office:value-type="float" office:value="13.918945" calcext:value-type="float">
            <text:p>13.918945</text:p>
          </table:table-cell>
          <table:table-cell table:number-columns-repeated="2"/>
          <table:table-cell office:value-type="float" office:value="0.00708" calcext:value-type="float">
            <text:p>0.007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544189" calcext:value-type="float">
            <text:p>3.544189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292969" calcext:value-type="float">
            <text:p>1.29296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591797" calcext:value-type="float">
            <text:p>0.591797</text:p>
          </table:table-cell>
          <table:table-cell/>
          <table:table-cell office:value-type="float" office:value="10.591064" calcext:value-type="float">
            <text:p>10.59106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47583" calcext:value-type="float">
            <text:p>3.47583</text:p>
          </table:table-cell>
          <table:table-cell table:number-columns-repeated="2"/>
          <table:table-cell office:value-type="float" office:value="10.583008" calcext:value-type="float">
            <text:p>10.583008</text:p>
          </table:table-cell>
          <table:table-cell table:number-columns-repeated="2"/>
          <table:table-cell office:value-type="float" office:value="1.396973" calcext:value-type="float">
            <text:p>1.396973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0.61499" calcext:value-type="float">
            <text:p>0.61499</text:p>
          </table:table-cell>
          <table:table-cell/>
          <table:table-cell office:value-type="float" office:value="14.491943" calcext:value-type="float">
            <text:p>14.49194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49707" calcext:value-type="float">
            <text:p>2.49707</text:p>
          </table:table-cell>
          <table:table-cell table:number-columns-repeated="2"/>
          <table:table-cell office:value-type="float" office:value="10.289062" calcext:value-type="float">
            <text:p>10.289062</text:p>
          </table:table-cell>
          <table:table-cell table:number-columns-repeated="2"/>
          <table:table-cell office:value-type="float" office:value="1.562012" calcext:value-type="float">
            <text:p>1.56201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0.583984" calcext:value-type="float">
            <text:p>0.583984</text:p>
          </table:table-cell>
          <table:table-cell/>
          <table:table-cell office:value-type="float" office:value="14.189941" calcext:value-type="float">
            <text:p>14.189941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220947" calcext:value-type="float">
            <text:p>2.220947</text:p>
          </table:table-cell>
          <table:table-cell table:number-columns-repeated="2"/>
          <table:table-cell office:value-type="float" office:value="10.631104" calcext:value-type="float">
            <text:p>10.631104</text:p>
          </table:table-cell>
          <table:table-cell table:number-columns-repeated="2"/>
          <table:table-cell office:value-type="float" office:value="1.369873" calcext:value-type="float">
            <text:p>1.369873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2.583008" calcext:value-type="float">
            <text:p>12.5830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595947" calcext:value-type="float">
            <text:p>3.595947</text:p>
          </table:table-cell>
          <table:table-cell table:number-columns-repeated="2"/>
          <table:table-cell office:value-type="float" office:value="10.666016" calcext:value-type="float">
            <text:p>10.666016</text:p>
          </table:table-cell>
          <table:table-cell table:number-columns-repeated="2"/>
          <table:table-cell office:value-type="float" office:value="1.274902" calcext:value-type="float">
            <text:p>1.274902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0.737061" calcext:value-type="float">
            <text:p>0.737061</text:p>
          </table:table-cell>
          <table:table-cell/>
          <table:table-cell office:value-type="float" office:value="11.826904" calcext:value-type="float">
            <text:p>11.82690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313965" calcext:value-type="float">
            <text:p>3.313965</text:p>
          </table:table-cell>
          <table:table-cell table:number-columns-repeated="2"/>
          <table:table-cell office:value-type="float" office:value="10.476807" calcext:value-type="float">
            <text:p>10.476807</text:p>
          </table:table-cell>
          <table:table-cell table:number-columns-repeated="2"/>
          <table:table-cell office:value-type="float" office:value="1.428955" calcext:value-type="float">
            <text:p>1.428955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4.11084" calcext:value-type="float">
            <text:p>14.1108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5.462891" calcext:value-type="float">
            <text:p>5.462891</text:p>
          </table:table-cell>
          <table:table-cell table:number-columns-repeated="2"/>
          <table:table-cell office:value-type="float" office:value="10.688965" calcext:value-type="float">
            <text:p>10.688965</text:p>
          </table:table-cell>
          <table:table-cell table:number-columns-repeated="2"/>
          <table:table-cell office:value-type="float" office:value="1.5271" calcext:value-type="float">
            <text:p>1.5271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0.496826" calcext:value-type="float">
            <text:p>0.496826</text:p>
          </table:table-cell>
          <table:table-cell/>
          <table:table-cell office:value-type="float" office:value="15.947021" calcext:value-type="float">
            <text:p>15.947021</text:p>
          </table:table-cell>
          <table:table-cell table:number-columns-repeated="2"/>
          <table:table-cell office:value-type="float" office:value="0.004883" calcext:value-type="float">
            <text:p>0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5.075195" calcext:value-type="float">
            <text:p>5.075195</text:p>
          </table:table-cell>
          <table:table-cell table:number-columns-repeated="2"/>
          <table:table-cell office:value-type="float" office:value="10.716064" calcext:value-type="float">
            <text:p>10.716064</text:p>
          </table:table-cell>
          <table:table-cell table:number-columns-repeated="2"/>
          <table:table-cell office:value-type="float" office:value="1.302979" calcext:value-type="float">
            <text:p>1.302979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0.936035" calcext:value-type="float">
            <text:p>0.936035</text:p>
          </table:table-cell>
          <table:table-cell/>
          <table:table-cell office:value-type="float" office:value="13.745117" calcext:value-type="float">
            <text:p>13.745117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4.11792" calcext:value-type="float">
            <text:p>4.11792</text:p>
          </table:table-cell>
          <table:table-cell table:number-columns-repeated="2"/>
          <table:table-cell office:value-type="float" office:value="10.48291" calcext:value-type="float">
            <text:p>10.4829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.781982" calcext:value-type="float">
            <text:p>0.781982</text:p>
          </table:table-cell>
          <table:table-cell/>
          <table:table-cell office:value-type="float" office:value="13.231934" calcext:value-type="float">
            <text:p>13.23193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566895" calcext:value-type="float">
            <text:p>3.566895</text:p>
          </table:table-cell>
          <table:table-cell table:number-columns-repeated="2"/>
          <table:table-cell office:value-type="float" office:value="10.553955" calcext:value-type="float">
            <text:p>10.553955</text:p>
          </table:table-cell>
          <table:table-cell table:number-columns-repeated="2"/>
          <table:table-cell office:value-type="float" office:value="1.26001" calcext:value-type="float">
            <text:p>1.26001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0.586914" calcext:value-type="float">
            <text:p>0.586914</text:p>
          </table:table-cell>
          <table:table-cell/>
          <table:table-cell office:value-type="float" office:value="13.282227" calcext:value-type="float">
            <text:p>13.282227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156006" calcext:value-type="float">
            <text:p>3.156006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420166" calcext:value-type="float">
            <text:p>1.420166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0.751953" calcext:value-type="float">
            <text:p>0.751953</text:p>
          </table:table-cell>
          <table:table-cell/>
          <table:table-cell office:value-type="float" office:value="12.004883" calcext:value-type="float">
            <text:p>12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3.452881" calcext:value-type="float">
            <text:p>3.452881</text:p>
          </table:table-cell>
          <table:table-cell table:number-columns-repeated="2"/>
          <table:table-cell office:value-type="float" office:value="10.571045" calcext:value-type="float">
            <text:p>10.571045</text:p>
          </table:table-cell>
          <table:table-cell table:number-columns-repeated="2"/>
          <table:table-cell office:value-type="float" office:value="1.417969" calcext:value-type="float">
            <text:p>1.417969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0.73999" calcext:value-type="float">
            <text:p>0.73999</text:p>
          </table:table-cell>
          <table:table-cell/>
          <table:table-cell office:value-type="float" office:value="16.358887" calcext:value-type="float">
            <text:p>16.358887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288086" calcext:value-type="float">
            <text:p>3.288086</text:p>
          </table:table-cell>
          <table:table-cell table:number-columns-repeated="2"/>
          <table:table-cell office:value-type="float" office:value="10.510986" calcext:value-type="float">
            <text:p>10.510986</text:p>
          </table:table-cell>
          <table:table-cell table:number-columns-repeated="2"/>
          <table:table-cell office:value-type="float" office:value="1.270996" calcext:value-type="float">
            <text:p>1.270996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0.61792" calcext:value-type="float">
            <text:p>0.61792</text:p>
          </table:table-cell>
          <table:table-cell/>
          <table:table-cell office:value-type="float" office:value="10.145996" calcext:value-type="float">
            <text:p>10.145996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366943" calcext:value-type="float">
            <text:p>3.366943</text:p>
          </table:table-cell>
          <table:table-cell table:number-columns-repeated="2"/>
          <table:table-cell office:value-type="float" office:value="10.343018" calcext:value-type="float">
            <text:p>10.343018</text:p>
          </table:table-cell>
          <table:table-cell table:number-columns-repeated="2"/>
          <table:table-cell office:value-type="float" office:value="1.488037" calcext:value-type="float">
            <text:p>1.48803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avigate (after mission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192139" calcext:value-type="float">
            <text:p>0.1921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55078" calcext:value-type="float">
            <text:p>0.45507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4082" calcext:value-type="float">
            <text:p>0.3408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9209" calcext:value-type="float">
            <text:p>0.3920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7793" calcext:value-type="float">
            <text:p>0.377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221924" calcext:value-type="float">
            <text:p>0.22192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60107" calcext:value-type="float">
            <text:p>0.3601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95215" calcext:value-type="float">
            <text:p>0.5952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91992" calcext:value-type="float">
            <text:p>0.7919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34131" calcext:value-type="float">
            <text:p>0.73413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14941" calcext:value-type="float">
            <text:p>0.81494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38037" calcext:value-type="float">
            <text:p>0.7380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83154" calcext:value-type="float">
            <text:p>0.48315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73047" calcext:value-type="float">
            <text:p>0.87304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10791" calcext:value-type="float">
            <text:p>1.1079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85156" calcext:value-type="float">
            <text:p>0.78515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46045" calcext:value-type="float">
            <text:p>0.44604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81982" calcext:value-type="float">
            <text:p>0.78198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17871" calcext:value-type="float">
            <text:p>0.81787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236816" calcext:value-type="float">
            <text:p>1.23681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cet</text:p>
          </table:table-cell>
          <table:table-cell table:formula="of:=MAX([.C28:.C47])" office:value-type="float" office:value="1.236816" calcext:value-type="float">
            <text:p>1.236816</text:p>
          </table:table-cell>
          <table:table-cell table:formula="of:=MAX([.D28:.D47])" office:value-type="float" office:value="0" calcext:value-type="float">
            <text:p>0</text:p>
          </table:table-cell>
          <table:table-cell table:formula="of:=MAX([.E4:.E23])" office:value-type="float" office:value="16.361084" calcext:value-type="float">
            <text:p>16.361084</text:p>
          </table:table-cell>
          <table:table-cell table:formula="of:=MAX([.F4:.F23])" office:value-type="float" office:value="0" calcext:value-type="float">
            <text:p>0</text:p>
          </table:table-cell>
          <table:table-cell table:formula="of:=MAX([.G4:.G23])" office:value-type="float" office:value="0" calcext:value-type="float">
            <text:p>0</text:p>
          </table:table-cell>
          <table:table-cell table:formula="of:=MAX([.H4:.H23])" office:value-type="float" office:value="0.27002" calcext:value-type="float">
            <text:p>0.27002</text:p>
          </table:table-cell>
          <table:table-cell table:formula="of:=MAX([.I4:.I23])" office:value-type="float" office:value="0" calcext:value-type="float">
            <text:p>0</text:p>
          </table:table-cell>
          <table:table-cell table:formula="of:=MAX([.J4:.J23])" office:value-type="float" office:value="0" calcext:value-type="float">
            <text:p>0</text:p>
          </table:table-cell>
          <table:table-cell table:formula="of:=MAX([.K4:.K23])" office:value-type="float" office:value="0.159912" calcext:value-type="float">
            <text:p>0.159912</text:p>
          </table:table-cell>
          <table:table-cell table:formula="of:=MAX([.L4:.L23])" office:value-type="float" office:value="0" calcext:value-type="float">
            <text:p>0</text:p>
          </table:table-cell>
          <table:table-cell table:formula="of:=MAX([.M4:.M23])" office:value-type="float" office:value="0" calcext:value-type="float">
            <text:p>0</text:p>
          </table:table-cell>
          <table:table-cell table:formula="of:=MAX([.N4:.N23])" office:value-type="float" office:value="5.462891" calcext:value-type="float">
            <text:p>5.462891</text:p>
          </table:table-cell>
          <table:table-cell table:formula="of:=MAX([.O4:.O23])" office:value-type="float" office:value="0" calcext:value-type="float">
            <text:p>0</text:p>
          </table:table-cell>
          <table:table-cell table:formula="of:=MAX([.P4:.P23])" office:value-type="float" office:value="0" calcext:value-type="float">
            <text:p>0</text:p>
          </table:table-cell>
          <table:table-cell table:formula="of:=MAX([.Q4:.Q23])" office:value-type="float" office:value="10.716064" calcext:value-type="float">
            <text:p>10.716064</text:p>
          </table:table-cell>
          <table:table-cell table:formula="of:=MAX([.R4:.R23])" office:value-type="float" office:value="0" calcext:value-type="float">
            <text:p>0</text:p>
          </table:table-cell>
          <table:table-cell table:formula="of:=MAX([.S4:.S23])" office:value-type="float" office:value="0" calcext:value-type="float">
            <text:p>0</text:p>
          </table:table-cell>
          <table:table-cell table:formula="of:=MAX([.T4:.T23])" office:value-type="float" office:value="1.562012" calcext:value-type="float">
            <text:p>1.562012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4" office:value-type="string" calcext:value-type="string">
            <text:p>Navigate</text:p>
          </table:table-cell>
          <table:table-cell table:style-name="ce4" office:value-type="string" calcext:value-type="string">
            <text:p>Avoid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string" calcext:value-type="string">
            <text:p>Mission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Refine</text:p>
          </table:table-cell>
          <table:table-cell table:style-name="ce4" office:value-type="string" calcext:value-type="string">
            <text:p>Communicate</text:p>
          </table:table-cell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CET (ms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SUM([.C55:.I55])" office:value-type="float" office:value="40" calcext:value-type="float">
            <text:p>40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ERIOD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5"/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table:style-name="ce2" table:number-columns-repeated="8"/>
          <table:table-cell table:style-name="ce6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Longest cycle (0ms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MMUNICAT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AVIGAT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OI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ISS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FIN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5:22:59.97167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29:13.516094013</meta:creation-date>
    <dc:date>2016-11-17T16:31:34.049402787</dc:date>
    <meta:editing-duration>PT15M17S</meta:editing-duration>
    <meta:editing-cycles>4</meta:editing-cycles>
    <meta:generator>LibreOffice/5.0.3.2$Linux_X86_64 LibreOffice_project/00m0$Build-2</meta:generator>
    <meta:document-statistic meta:table-count="1" meta:cell-count="234" meta:object-count="0"/>
  </office:meta>
</office:document-meta>
</file>